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officeooo:rsid="00019fdb" officeooo:paragraph-rsid="000a0406"/>
    </style:style>
    <style:style style:name="P3" style:family="paragraph" style:parent-style-name="Standard">
      <style:paragraph-properties fo:line-height="150%"/>
      <style:text-properties officeooo:rsid="0013ff6f" officeooo:paragraph-rsid="0013ff6f"/>
    </style:style>
    <style:style style:name="P4" style:family="paragraph" style:parent-style-name="Standard">
      <style:paragraph-properties fo:line-height="150%"/>
      <style:text-properties officeooo:rsid="00155222" officeooo:paragraph-rsid="001721e7"/>
    </style:style>
    <style:style style:name="P5" style:family="paragraph" style:parent-style-name="Standard">
      <style:paragraph-properties fo:line-height="150%"/>
      <style:text-properties officeooo:rsid="00065116" officeooo:paragraph-rsid="001f5eb1"/>
    </style:style>
    <style:style style:name="P6" style:family="paragraph" style:parent-style-name="Subtitle">
      <style:paragraph-properties fo:line-height="150%"/>
    </style:style>
    <style:style style:name="T1" style:family="text">
      <style:text-properties officeooo:rsid="000ae746"/>
    </style:style>
    <style:style style:name="T2" style:family="text">
      <style:text-properties officeooo:rsid="00162418"/>
    </style:style>
    <style:style style:name="T3" style:family="text">
      <style:text-properties fo:font-style="italic" officeooo:rsid="0016af33" style:font-style-asian="italic" style:font-style-complex="italic"/>
    </style:style>
    <style:style style:name="T4" style:family="text">
      <style:text-properties fo:font-style="normal" officeooo:rsid="0016af33" style:font-style-asian="normal" style:font-style-complex="normal"/>
    </style:style>
    <style:style style:name="T5" style:family="text">
      <style:text-properties officeooo:rsid="001cbea0"/>
    </style:style>
    <style:style style:name="T6" style:family="text">
      <style:text-properties officeooo:rsid="001d8b38"/>
    </style:style>
    <style:style style:name="T7" style:family="text">
      <style:text-properties officeooo:rsid="001f5e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bstract</text:h>
      <text:p text:style-name="P2">The prevalence of increasingly dense genotyping chipsets prompted the need for high-throughput genetic linkage pipelines to handle the vast amounts of data they generate. Despite the new paradigm in genetics being more sequence analysis driven, the importance of linkage analysis still <text:span text:style-name="T5">remains</text:span> as a powerful tool to pinpoint loci of interest within the tumultuous over-abundance of sequence data. Linkage analysis alone is often more than capable of identifying a single causative gene under the scope of a rare disease model for the relatively dismissible cost of a genotyping array. Further advantages include the capability to reconstitute the genotypes of individuals absent from the analysis via haplotype reconstruction.</text:p>
      <text:p text:style-name="P2"/>
      <text:p text:style-name="P5"><text:span text:style-name="T7">Our linkage analysis pipeline has been in iterative development over the second half of the last decade and has actively grown to meet the increasing demands inherent in modern genetic studies. The first rendition of the pipeline established comprehensive quality filtering paired with a reliable lineup of linkage suites in order to produce consistent LOD score plots. The second rendition of the pipeline focused on optimizations and overcoming restrictions associated with big data, as well as adding X-linked capability.</text:span></text:p>
      <text:p text:style-name="P3"/>
      <text:p text:style-name="P4">Modularity being one of the core <text:span text:style-name="T2">concepts behind the pipeline, upgrades were only hindered by absence of more up-to-date linkage analysis tools. We describe the creation of a comprehensive haplotype analysis application, </text:span><text:span text:style-name="T3">HaploHTML5</text:span><text:span text:style-name="T4">,</text:span><text:span text:style-name="T2"> to overcome the limitations in current haplotype suites. HaploHTML5 is a browser haplotypes visualization and pedigree analysis tool aimed at researchers and clinicians alike, built using the latest advances in HTML5 web schemas with a primary focus on haploblock resolution. Haploblocks are resolved using a best-first path-finding algorithm implemented in pure 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0pt" fo:language="en" fo:country="GB"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Nimbus Roman No9 L" fo:font-size="10pt" fo:language="en" fo:country="GB"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4" style:display-name="Heading 4" style:family="paragraph" style:parent-style-name="Heading_20_3" style:default-outline-level="5" style:class="text"/>
    <style:style style:name="Footnote" style:family="paragraph" style:parent-style-name="Standard" style:default-outline-level="" style:class="extra"/>
    <style:style style:name="Footer" style:family="paragraph" style:parent-style-name="Standard" style:default-outline-level="" style:class="extra"/>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Title" style:family="paragraph" style:parent-style-name="Heading" style:default-outline-level="" style:class="chapter"/>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right" style:display-name="Header right"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Table_20_Contents" style:display-name="Table Contents" style:family="paragraph"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9:29:23.609034264</meta:creation-date>
    <dc:date>2016-07-12T14:33:19.874547573</dc:date>
    <meta:editing-duration>PT1H21M29S</meta:editing-duration>
    <meta:editing-cycles>23</meta:editing-cycles>
    <meta:generator>LibreOffice/5.1.3.2$Linux_X86_64 LibreOffice_project/10m0$Build-2</meta:generator>
    <meta:document-statistic meta:table-count="0" meta:image-count="0" meta:object-count="0" meta:page-count="1" meta:paragraph-count="5" meta:word-count="273" meta:character-count="1866" meta:non-whitespace-character-count="1598"/>
  </office:meta>
</office:document-meta>
</file>